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3" office:value-type="string">
            <text:p>Days to complete</text:p>
          </table:table-cell>
          <table:table-cell table:style-name="ce1" office:value-type="string">
            <text:p>Time estimate [h]</text:p>
          </table:table-cell>
          <table:table-cell table:style-name="ce1" office:value-type="string">
            <text:p>Weekly time [h]</text:p>
          </table:table-cell>
          <table:table-cell/>
        </table:table-row>
        <table:table-row table:style-name="ro1">
          <table:table-cell table:style-name="ce1" office:value-type="string">
            <text:p>Week 1</text:p>
          </table:table-cell>
          <table:table-cell table:style-name="ce2" office:value-type="date" office:date-value="2016-04-04">
            <text:p>04.04.16</text:p>
          </table:table-cell>
          <table:table-cell table:number-columns-repeated="3"/>
          <table:table-cell>
            <draw:frame table:end-cell-address="Taulukko1.O23" table:end-x="1.476cm" table:end-y="0.154cm" draw:z-index="0" draw:style-name="gr1" draw:text-style-name="P1" svg:width="21.782cm" svg:height="9.63cm" svg:x="0.722cm" svg:y="0.054cm">
              <draw:object draw:notify-on-update-of-ranges="Taulukko1.A36:Taulukko1.A51 Taulukko1.B36:Taulukko1.B51 Taulukko1.C36:Taulukko1.C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etting up team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 office:value-type="string">
            <text:p>Sprint backlog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UML diagram</text:p>
          </table:table-cell>
          <table:table-cell/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Example code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style-name="ce4" table:formula="of:=[.D3]+[.D4]+[.D5]+[.D6]" office:value-type="float" office:value="1.6">
            <text:p>1,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Week 2</text:p>
          </table:table-cell>
          <table:table-cell table:style-name="ce2" office:value-type="date" office:date-value="2016-04-11">
            <text:p>11.04.16</text:p>
          </table:table-cell>
          <table:table-cell table:number-columns-repeated="4"/>
        </table:table-row>
        <table:table-row table:style-name="ro1">
          <table:table-cell office:value-type="string">
            <text:p>Final UML model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Work on code prototype</text:p>
          </table:table-cell>
          <table:table-cell/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string">
            <text:p>Starting unit tests</text:p>
          </table:table-cell>
          <table:table-cell/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Working examples of QR codes</text:p>
          </table:table-cell>
          <table:table-cell/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directions from reception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Update gantt chart</text:p>
          </table:table-cell>
          <table:table-cell/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table:style-name="ce4" table:formula="of:=[.D9]+[.D10]+[.D11]+[.D12]+[.D13]+[.D14]"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Week 3</text:p>
          </table:table-cell>
          <table:table-cell table:style-name="ce2" office:value-type="date" office:date-value="2016-04-18">
            <text:p>18.04.16</text:p>
          </table:table-cell>
          <table:table-cell table:number-columns-repeated="4"/>
        </table:table-row>
        <table:table-row table:style-name="ro1">
          <table:table-cell office:value-type="string">
            <text:p>Work on code prototype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Unit tests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Examples of QR codes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Update gantt chart</text:p>
          </table:table-cell>
          <table:table-cell table:number-columns-repeated="2"/>
          <table:table-cell office:value-type="float" office:value="0.5">
            <text:p>0,5</text:p>
          </table:table-cell>
          <table:table-cell table:style-name="ce4" table:formula="of:=[.D17]+[.D18]+[.D19]+[.D20]" office:value-type="float" office:value="2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Week 4</text:p>
          </table:table-cell>
          <table:table-cell table:style-name="ce2" office:value-type="date" office:date-value="2016-04-25">
            <text:p>25.04.16</text:p>
          </table:table-cell>
          <table:table-cell table:number-columns-repeated="4"/>
        </table:table-row>
        <table:table-row table:style-name="ro1">
          <table:table-cell office:value-type="string">
            <text:p>Unit tests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Add extra features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Perform dry run of demo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Update gantt chart</text:p>
          </table:table-cell>
          <table:table-cell table:number-columns-repeated="2"/>
          <table:table-cell office:value-type="float" office:value="0.5">
            <text:p>0,5</text:p>
          </table:table-cell>
          <table:table-cell table:style-name="ce4" table:formula="of:=[.D23]+[.D24]+[.D25]+[.D26]" office:value-type="float" office:value="2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Week 5</text:p>
          </table:table-cell>
          <table:table-cell table:style-name="ce2" office:value-type="date" office:date-value="2016-05-02">
            <text:p>02.05.16</text:p>
          </table:table-cell>
          <table:table-cell table:number-columns-repeated="4"/>
        </table:table-row>
        <table:table-row table:style-name="ro1">
          <table:table-cell office:value-type="string">
            <text:p>Ensure all deliverables are submited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Commit project to github</text:p>
          </table:table-cell>
          <table:table-cell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Demo project in lab time</text:p>
          </table:table-cell>
          <table:table-cell table:number-columns-repeated="2"/>
          <table:table-cell office:value-type="float" office:value="0.5">
            <text:p>0,5</text:p>
          </table:table-cell>
          <table:table-cell table:style-name="ce4" table:formula="of:=[.D29]+[.D30]+[.D31]" office:value-type="float" office:value="1.5">
            <text:p>1,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Total time [h] =</text:p>
          </table:table-cell>
          <table:table-cell table:style-name="ce4" table:formula="of:=[.E6]+[.E14]+[.E20]+[.E26]+[.E31]" office:value-type="float" office:value="10.1">
            <text:p>10,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etting up team</text:p>
          </table:table-cell>
          <table:table-cell table:style-name="ce2" office:value-type="date" office:date-value="2016-04-04">
            <text:p>04.04.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rint backlog</text:p>
          </table:table-cell>
          <table:table-cell table:style-name="ce2" office:value-type="date" office:date-value="2016-04-04">
            <text:p>04.04.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UML diagram</text:p>
          </table:table-cell>
          <table:table-cell table:style-name="ce2" office:value-type="date" office:date-value="2016-04-04">
            <text:p>04.04.1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Example code</text:p>
          </table:table-cell>
          <table:table-cell table:style-name="ce2" office:value-type="date" office:date-value="2016-04-04">
            <text:p>04.04.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 on code prototype</text:p>
          </table:table-cell>
          <table:table-cell table:style-name="ce2" office:value-type="date" office:date-value="2016-04-11">
            <text:p>11.04.1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Starting unit tests</text:p>
          </table:table-cell>
          <table:table-cell table:style-name="ce2" office:value-type="date" office:date-value="2016-04-11">
            <text:p>11.04.1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Working examples of QR codes</text:p>
          </table:table-cell>
          <table:table-cell table:style-name="ce2" office:value-type="date" office:date-value="2016-04-11">
            <text:p>11.04.1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directions from reception</text:p>
          </table:table-cell>
          <table:table-cell table:style-name="ce2" office:value-type="date" office:date-value="2016-04-11">
            <text:p>11.04.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Update gantt chart</text:p>
          </table:table-cell>
          <table:table-cell table:style-name="ce2" office:value-type="date" office:date-value="2016-04-11">
            <text:p>11.04.1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dd extra features</text:p>
          </table:table-cell>
          <table:table-cell table:style-name="ce2" office:value-type="date" office:date-value="2016-04-25">
            <text:p>25.04.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Perform dry run of demo</text:p>
          </table:table-cell>
          <table:table-cell table:style-name="ce2" office:value-type="date" office:date-value="2016-04-25">
            <text:p>25.04.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nsure all deliverables are submited</text:p>
          </table:table-cell>
          <table:table-cell table:style-name="ce2" office:value-type="date" office:date-value="2016-05-02">
            <text:p>02.05.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mmit project to github</text:p>
          </table:table-cell>
          <table:table-cell table:style-name="ce2" office:value-type="date" office:date-value="2016-05-02">
            <text:p>02.05.16</text:p>
          </table:table-cell>
          <table:table-cell office:value-type="float" office:value="7">
            <text:p>7</text:p>
          </table:table-cell>
          <table:table-cell table:number-columns-repeated="3"/>
        </table:table-row>
      </table:table>
      <table:table table:name="Taulukko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.04.2016</text:date>, <text:time>19:03:5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yri Kivistö</meta:initial-creator>
    <meta:creation-date>2016-04-08T11:58:43.50</meta:creation-date>
    <dc:date>2016-04-11T19:03:56.87</dc:date>
    <dc:creator>Jyri Kivistö</dc:creator>
    <meta:editing-duration>PT10H56M26S</meta:editing-duration>
    <meta:editing-cycles>5</meta:editing-cycles>
    <meta:generator>OpenOffice/4.1.0$Win32 OpenOffice.org_project/410m18$Build-9764</meta:generator>
    <meta:document-statistic meta:table-count="3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7">
      <style:chart-properties chart:display-label="true" chart:logarithmic="false" chart:minimum="42464" chart:maximum="42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graphic-properties draw:stroke="none" draw:fill-color="#004586" draw:opacity="0%" draw:opacity-name="" dr3d:edge-rounding="5%"/>
      <style:text-properties fo:font-size="10pt" style:font-size-asian="10pt" style:font-size-complex="10pt"/>
    </style:style>
    <style:style style:name="ch8" style:family="chart" style:data-style-name="N37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83cm" svg:height="9.631cm" xlink:href=".." xlink:type="simple" chart:class="chart:bar" chart:style-name="ch1">
        <chart:legend chart:legend-position="end" svg:x="19.599cm" svg:y="4.241cm" style:legend-expansion="high" chart:style-name="ch2"/>
        <chart:plot-area chart:style-name="ch3" table:cell-range-address="Taulukko1.A36:Taulukko1.C51" chart:data-source-has-labels="column" svg:x="0.885cm" svg:y="0.903cm" svg:width="17.844cm" svg:height="8.116cm">
          <chartooo:coordinate-region svg:x="6.639cm" svg:y="1.578cm" svg:width="11.75cm" svg:height="7.441cm"/>
          <chart:axis chart:dimension="x" chart:name="primary-x" chart:style-name="ch4" chartooo:axis-type="auto">
            <chartooo:date-scale/>
            <chart:categories table:cell-range-address="Taulukko1.A36:Taulukko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ulukko1.B36:Taulukko1.B51" chart:class="chart:bar">
            <chart:data-point chart:repeated="16"/>
          </chart:series>
          <chart:series chart:style-name="ch8" chart:values-cell-range-address="Taulukko1.C36:Taulukko1.C5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B</text:p>
              </table:table-cell>
              <table:table-cell office:value-type="string">
                <text:p>Sarake C</text:p>
              </table:table-cell>
            </table:table-row>
          </table:table-header-rows>
          <table:table-rows>
            <table:table-row>
              <table:table-cell office:value-type="string">
                <text:p>Setting up team</text:p>
                <draw:g>
                  <svg:desc>Taulukko1.A36:Taulukko1.A51</svg:desc>
                </draw:g>
              </table:table-cell>
              <table:table-cell office:value-type="float" office:value="42464">
                <text:p>42464</text:p>
                <draw:g>
                  <svg:desc>Taulukko1.B36:Taulukko1.B51</svg:desc>
                </draw:g>
              </table:table-cell>
              <table:table-cell office:value-type="float" office:value="1">
                <text:p>1</text:p>
                <draw:g>
                  <svg:desc>Taulukko1.C36:Taulukko1.C51</svg:desc>
                </draw:g>
              </table:table-cell>
            </table:table-row>
            <table:table-row>
              <table:table-cell office:value-type="string">
                <text:p>Sprint backlog</text:p>
              </table:table-cell>
              <table:table-cell office:value-type="float" office:value="42464">
                <text:p>42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ML diagram</text:p>
              </table:table-cell>
              <table:table-cell office:value-type="float" office:value="42464">
                <text:p>42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xample code</text:p>
              </table:table-cell>
              <table:table-cell office:value-type="float" office:value="42464">
                <text:p>42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rk on code prototype</text:p>
              </table:table-cell>
              <table:table-cell office:value-type="float" office:value="42471">
                <text:p>424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tarting unit tests</text:p>
              </table:table-cell>
              <table:table-cell office:value-type="float" office:value="42471">
                <text:p>424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orking examples of QR codes</text:p>
              </table:table-cell>
              <table:table-cell office:value-type="float" office:value="42471">
                <text:p>424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rections from reception</text:p>
              </table:table-cell>
              <table:table-cell office:value-type="float" office:value="42471">
                <text:p>42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pdate gantt chart</text:p>
              </table:table-cell>
              <table:table-cell office:value-type="float" office:value="42471">
                <text:p>424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 extra features</text:p>
              </table:table-cell>
              <table:table-cell office:value-type="float" office:value="42485">
                <text:p>424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erform dry run of demo</text:p>
              </table:table-cell>
              <table:table-cell office:value-type="float" office:value="42485">
                <text:p>424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sure all deliverables are submited</text:p>
              </table:table-cell>
              <table:table-cell office:value-type="float" office:value="42492">
                <text:p>424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mmit project to github</text:p>
              </table:table-cell>
              <table:table-cell office:value-type="float" office:value="42492">
                <text:p>4249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